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115cm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1" table:default-cell-style-name="ce7"/>
        <table:table-row table:style-name="ro3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table:formula="of:=[.C2]+1" office:value-type="float" office:value="82">
            <text:p>82</text:p>
          </table:table-cell>
          <table:table-cell table:formula="of:=[.D2]+[.E2]" office:value-type="float" office:value="109">
            <text:p>109</text:p>
          </table:table-cell>
          <table:table-cell office:value-type="float" office:value="28">
            <text:p>28</text:p>
          </table:table-cell>
          <table:table-cell table:formula="of:=[.G2]*[.E2]" office:value-type="float" office:value="2296">
            <text:p>2296</text:p>
          </table:table-cell>
          <table:table-cell table:formula="of:=[.G2]*[.F2]" office:value-type="float" office:value="3052">
            <text:p>3052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3]+1" office:value-type="float" office:value="12">
            <text:p>12</text:p>
          </table:table-cell>
          <table:table-cell table:formula="of:=[.D3]+[.E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3]*[.E3]" office:value-type="float" office:value="492">
            <text:p>492</text:p>
          </table:table-cell>
          <table:table-cell table:formula="of:=[.G3]*[.F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4]+1" office:value-type="float" office:value="14">
            <text:p>14</text:p>
          </table:table-cell>
          <table:table-cell table:formula="of:=[.D4]+[.E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4]*[.E4]" office:value-type="float" office:value="560">
            <text:p>560</text:p>
          </table:table-cell>
          <table:table-cell table:formula="of:=[.G4]*[.F4]" office:value-type="float" office:value="1360">
            <text:p>1360</text:p>
          </table:table-cell>
        </table:table-row>
        <table:table-row table:style-name="ro4">
          <table:table-cell office:value-type="string">
            <text:p>Mantis</text:p>
          </table:table-cell>
          <table:table-cell office:value-type="string">
            <text:p>1.1.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C5]+1" office:value-type="float" office:value="63">
            <text:p>63</text:p>
          </table:table-cell>
          <table:table-cell table:formula="of:=[.D5]+[.E5]" office:value-type="float" office:value="81">
            <text:p>81</text:p>
          </table:table-cell>
          <table:table-cell office:value-type="float" office:value="40">
            <text:p>40</text:p>
          </table:table-cell>
          <table:table-cell table:formula="of:=[.G5]*[.E5]" office:value-type="float" office:value="2520">
            <text:p>2520</text:p>
          </table:table-cell>
          <table:table-cell table:formula="of:=[.G5]*[.F5]" office:value-type="float" office:value="3240">
            <text:p>3240</text:p>
          </table:table-cell>
        </table:table-row>
        <table:table-row table:style-name="ro4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+1" office:value-type="float" office:value="19">
            <text:p>19</text:p>
          </table:table-cell>
          <table:table-cell table:formula="of:=[.D6]+[.E6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6]*[.E6]" office:value-type="float" office:value="456">
            <text:p>456</text:p>
          </table:table-cell>
          <table:table-cell table:formula="of:=[.G6]*[.F6]" office:value-type="float" office:value="648">
            <text:p>648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7]+1" office:value-type="float" office:value="6">
            <text:p>6</text:p>
          </table:table-cell>
          <table:table-cell table:formula="of:=[.D7]+[.E7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7]*[.E7]" office:value-type="float" office:value="138">
            <text:p>138</text:p>
          </table:table-cell>
          <table:table-cell table:formula="of:=[.G7]*[.F7]" office:value-type="float" office:value="575">
            <text:p>575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7])" office:value-type="float" office:value="190">
            <text:p>190</text:p>
          </table:table-cell>
          <table:table-cell table:style-name="ce6" table:formula="of:=SUM([.D2:.D7])" office:value-type="float" office:value="123">
            <text:p>123</text:p>
          </table:table-cell>
          <table:table-cell table:style-name="ce6" table:formula="of:=SUM([.E2:.E7])" office:value-type="float" office:value="196">
            <text:p>196</text:p>
          </table:table-cell>
          <table:table-cell table:style-name="ce6" table:formula="of:=SUM([.F2:.F7])" office:value-type="float" office:value="319">
            <text:p>319</text:p>
          </table:table-cell>
          <table:table-cell table:style-name="ce6" table:formula="of:=SUM([.G2:.G7])" office:value-type="float" office:value="196">
            <text:p>196</text:p>
          </table:table-cell>
          <table:table-cell table:style-name="ce6" table:formula="of:=SUM([.H2:.H7])" office:value-type="float" office:value="6462">
            <text:p>6462</text:p>
          </table:table-cell>
          <table:table-cell table:style-name="ce6" table:formula="of:=SUM([.I2:.I7])" office:value-type="float" office:value="10638">
            <text:p>10638</text:p>
          </table:table-cell>
        </table:table-row>
        <table:table-row table:style-name="ro4" table:number-rows-repeated="2">
          <table:table-cell table:style-name="Default" table:number-columns-repeated="9"/>
        </table:table-row>
        <table:table-row table:style-name="ro3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[.C12]+1" office:value-type="float" office:value="48">
            <text:p>48</text:p>
          </table:table-cell>
          <table:table-cell table:formula="of:=[.D12]+[.E12]" office:value-type="float" office:value="75">
            <text:p>75</text:p>
          </table:table-cell>
          <table:table-cell office:value-type="float" office:value="28">
            <text:p>28</text:p>
          </table:table-cell>
          <table:table-cell table:formula="of:=[.G12]*[.E12]" office:value-type="float" office:value="1344">
            <text:p>1344</text:p>
          </table:table-cell>
          <table:table-cell table:formula="of:=[.G12]*[.F12]" office:value-type="float" office:value="2100">
            <text:p>2100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13]+1" office:value-type="float" office:value="12">
            <text:p>12</text:p>
          </table:table-cell>
          <table:table-cell table:formula="of:=[.D13]+[.E1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13]*[.E13]" office:value-type="float" office:value="492">
            <text:p>492</text:p>
          </table:table-cell>
          <table:table-cell table:formula="of:=[.G13]*[.F1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4]+1" office:value-type="float" office:value="14">
            <text:p>14</text:p>
          </table:table-cell>
          <table:table-cell table:formula="of:=[.D14]+[.E1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14]*[.E14]" office:value-type="float" office:value="560">
            <text:p>560</text:p>
          </table:table-cell>
          <table:table-cell table:formula="of:=[.G14]*[.F14]" office:value-type="float" office:value="1360">
            <text:p>1360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15]+1" office:value-type="float" office:value="6">
            <text:p>6</text:p>
          </table:table-cell>
          <table:table-cell table:formula="of:=[.D15]+[.E15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15]*[.E15]" office:value-type="float" office:value="138">
            <text:p>138</text:p>
          </table:table-cell>
          <table:table-cell table:formula="of:=[.G15]*[.F15]" office:value-type="float" office:value="575">
            <text:p>575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/>
          <table:table-cell table:style-name="ce6" table:formula="of:=SUM([.C12:.C15])" office:value-type="float" office:value="76">
            <text:p>76</text:p>
          </table:table-cell>
          <table:table-cell table:style-name="ce6" table:formula="of:=SUM([.D12:.D15])" office:value-type="float" office:value="97">
            <text:p>97</text:p>
          </table:table-cell>
          <table:table-cell table:style-name="ce6" table:formula="of:=SUM([.E12:.E15])" office:value-type="float" office:value="80">
            <text:p>80</text:p>
          </table:table-cell>
          <table:table-cell table:style-name="ce6" table:formula="of:=SUM([.F12:.F15])" office:value-type="float" office:value="177">
            <text:p>177</text:p>
          </table:table-cell>
          <table:table-cell table:style-name="ce6" table:formula="of:=SUM([.G12:.G15])" office:value-type="float" office:value="132">
            <text:p>132</text:p>
          </table:table-cell>
          <table:table-cell table:style-name="ce6" table:formula="of:=SUM([.H12:.H15])" office:value-type="float" office:value="2534">
            <text:p>2534</text:p>
          </table:table-cell>
          <table:table-cell table:style-name="ce6" table:formula="of:=SUM([.I12:.I15])" office:value-type="float" office:value="5798">
            <text:p>5798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11/01/2018</text:date>, <text:time>18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4:07</meta:creation-date>
    <dc:date>2018-01-11T18:44:28</dc:date>
    <meta:editing-duration>PT58M57S</meta:editing-duration>
    <meta:editing-cycles>18</meta:editing-cycles>
    <meta:generator>OpenOffice/4.1.3$Unix OpenOffice.org_project/413m1$Build-9783</meta:generator>
    <meta:document-statistic meta:table-count="3" meta:cell-count="124" meta:object-count="0"/>
  </office:meta>
</office:document-meta>
</file>